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 style:list-style-name="L1">
      <style:text-properties fo:font-size="15pt" style:font-size-asian="15pt" style:font-size-complex="15pt"/>
    </style:style>
    <style:style style:name="P5" style:family="paragraph" style:parent-style-name="Standard" style:list-style-name="L2">
      <style:text-properties fo:font-size="15pt" style:font-size-asian="15pt" style:font-size-complex="15pt"/>
    </style:style>
    <style:style style:name="P6" style:family="paragraph" style:parent-style-name="Standard" style:list-style-name="L3">
      <style:text-properties fo:font-size="15pt" style:font-size-asian="15pt" style:font-size-complex="15pt"/>
    </style:style>
    <style:style style:name="P7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8" style:family="paragraph" style:parent-style-name="Standard" style:list-style-name="L4"/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.05.2021</text:p>
      <text:p text:style-name="P1">Produktvision-Workshop</text:p>
      <text:p text:style-name="P3"/>
      <text:p text:style-name="P7">Teilnehmer: (alle)</text:p>
      <text:p text:style-name="P3">Alexander Rudolph (PO)</text:p>
      <text:p text:style-name="P3">Tran Dong Tran (TM)</text:p>
      <text:p text:style-name="P3">Dominik Jülg (SWA)</text:p>
      <text:p text:style-name="P3">Benjamin Uwe Killisch</text:p>
      <text:p text:style-name="P3">Jan Eric Schulze</text:p>
      <text:p text:style-name="P3">Jan Liebeck</text:p>
      <text:p text:style-name="P3">Leon Kalb</text:p>
      <text:p text:style-name="P3">Nicas Frank</text:p>
      <text:p text:style-name="P3">Paul Beck</text:p>
      <text:p text:style-name="P3">Robin Kayser</text:p>
      <text:p text:style-name="P3">Elias Anton</text:p>
      <text:p text:style-name="P3"/>
      <text:p text:style-name="P3">Tobias Höppner (Aufsicht)</text:p>
      <text:p text:style-name="P3"/>
      <text:p text:style-name="P3"/>
      <text:p text:style-name="P7">Ablauf:</text:p>
      <text:p text:style-name="P3"/>
      <text:p text:style-name="P3">17:15 – 17:45:</text:p>
      <text:list xml:id="list5391238234345747900" text:style-name="L1">
        <text:list-item>
          <text:p text:style-name="P4">Jeder stellt seine Zuarbeit vor</text:p>
          <text:p text:style-name="P4">→ Klebezettel am geteilten Whiteboard</text:p>
        </text:list-item>
      </text:list>
      <text:p text:style-name="P3"/>
      <text:p text:style-name="P3">17:45 – 18:00:</text:p>
      <text:list xml:id="list1835962276928238356" text:style-name="L2">
        <text:list-item>
          <text:p text:style-name="P5">Whiteboard sortieren / ergänzen / diskutieren</text:p>
        </text:list-item>
      </text:list>
      <text:p text:style-name="P3"/>
      <text:p text:style-name="P3">18:00 – 18:30:</text:p>
      <text:list xml:id="list4180280653949022496" text:style-name="L3">
        <text:list-item>
          <text:p text:style-name="P6">Produktvision gemeinsam in Textform gebracht (Zusammenfassung)</text:p>
        </text:list-item>
      </text:list>
      <text:p text:style-name="P3"/>
      <text:p text:style-name="P3">18:30 – Ende:</text:p>
      <text:list xml:id="list6051308362522391073" text:style-name="L4">
        <text:list-item>
          <text:p text:style-name="P8"><text:span text:style-name="T1">Kurze Besprechung was ansteht (Aussicht auf Technologieworkshop / Termine)</text:span></text:p>
        </text:list-item>
        <text:list-item>
          <text:p text:style-name="P8"><text:span text:style-name="T1">Aufträge verteilen für die Technologierecherche kommt in einer Woche (17.05.2021)</text:span></text:p>
        </text:list-item>
        <text:list-item>
          <text:p text:style-name="P8"><text:span text:style-name="T1">Klärung von organisatorischen Fragen</text:span></text:p>
        </text:list-item>
      </text:list>
      <text:p text:style-name="P3"/>
      <text:p text:style-name="P3"/>
      <text:p text:style-name="P3"/>
      <text:p text:style-name="P3"><text:span text:style-name="T2">→ Siehe Dokumente zur Produktvis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10T17:18:30.06</meta:creation-date>
    <meta:generator>OpenOffice/4.1.5$Win32 OpenOffice.org_project/415m1$Build-9789</meta:generator>
    <dc:date>2021-05-10T18:37:45.10</dc:date>
    <meta:editing-duration>PT1H19M16S</meta:editing-duration>
    <meta:editing-cycles>5</meta:editing-cycles>
    <meta:document-statistic meta:table-count="0" meta:image-count="0" meta:object-count="0" meta:page-count="1" meta:paragraph-count="28" meta:word-count="105" meta:character-count="703"/>
  </office:meta>
</office:document-meta>
</file>